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44.64pt" svg:height="475.09pt" svg:x="1001.82pt" svg:y="0pt">
            <draw:object draw:notify-on-update-of-ranges="Sheet1.A1:Sheet1.A1 Sheet1.A2:Sheet1.A11 Sheet1.B1:Sheet1.B1 Sheet1.B2:Sheet1.B11 Sheet1.C1:Sheet1.C1 Sheet1.C2:Sheet1.C11 Sheet1.D1:Sheet1.D1 Sheet1.D2:Sheet1.D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86.83pt" svg:height="401.3pt" svg:x="259.11pt" svg:y="164.13pt">
            <draw:object draw:notify-on-update-of-ranges="Sheet1.A25:Sheet1.A25 Sheet1.A26:Sheet1.A35 Sheet1.B25:Sheet1.B25 Sheet1.B26:Sheet1.B35 Sheet1.C25:Sheet1.C25 Sheet1.C26:Sheet1.C35 Sheet1.D25:Sheet1.D25 Sheet1.D26:Sheet1.D3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n-body</text:p>
          </table:table-cell>
          <table:table-cell office:value-type="float" office:value="7.47" calcext:value-type="float">
            <text:p>7.47</text:p>
          </table:table-cell>
          <table:table-cell office:value-type="float" office:value="5.71" calcext:value-type="float">
            <text:p>5.71</text:p>
          </table:table-cell>
          <table:table-cell office:value-type="float" office:value="21.94" calcext:value-type="float">
            <text:p>21.94</text:p>
          </table:table-cell>
        </table:table-row>
        <table:table-row table:style-name="ro1">
          <table:table-cell office:value-type="string" calcext:value-type="string">
            <text:p>binary-trees</text:p>
          </table:table-cell>
          <table:table-cell office:value-type="float" office:value="3.48" calcext:value-type="float">
            <text:p>3.48</text:p>
          </table:table-cell>
          <table:table-cell office:value-type="float" office:value="3.1" calcext:value-type="float">
            <text:p>3.1</text:p>
          </table:table-cell>
          <table:table-cell office:value-type="float" office:value="8.33" calcext:value-type="float">
            <text:p>8.33</text:p>
          </table:table-cell>
        </table:table-row>
        <table:table-row table:style-name="ro1">
          <table:table-cell office:value-type="string" calcext:value-type="string">
            <text:p>reverse-compliment</text:p>
          </table:table-cell>
          <table:table-cell office:value-type="float" office:value="1.77" calcext:value-type="float">
            <text:p>1.77</text:p>
          </table:table-cell>
          <table:table-cell office:value-type="float" office:value="1.62" calcext:value-type="float">
            <text:p>1.62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string" calcext:value-type="string">
            <text:p>spectal-norm</text:p>
          </table:table-cell>
          <table:table-cell office:value-type="float" office:value="1.98" calcext:value-type="float">
            <text:p>1.98</text:p>
          </table:table-cell>
          <table:table-cell office:value-type="float" office:value="1.97" calcext:value-type="float">
            <text:p>1.97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pidigits</text:p>
          </table:table-cell>
          <table:table-cell table:number-columns-repeated="2" office:value-type="float" office:value="1.75" calcext:value-type="float">
            <text:p>1.75</text:p>
          </table:table-cell>
          <table:table-cell office:value-type="float" office:value="3.07" calcext:value-type="float">
            <text:p>3.07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float" office:value="1.36" calcext:value-type="float">
            <text:p>1.36</text:p>
          </table:table-cell>
          <table:table-cell office:value-type="float" office:value="1.47" calcext:value-type="float">
            <text:p>1.47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string" calcext:value-type="string">
            <text:p>fannkuch-redux</text:p>
          </table:table-cell>
          <table:table-cell office:value-type="float" office:value="8.62" calcext:value-type="float">
            <text:p>8.62</text:p>
          </table:table-cell>
          <table:table-cell office:value-type="float" office:value="10.24" calcext:value-type="float">
            <text:p>10.24</text:p>
          </table:table-cell>
          <table:table-cell office:value-type="float" office:value="14.3" calcext:value-type="float">
            <text:p>14.3</text:p>
          </table:table-cell>
        </table:table-row>
        <table:table-row table:style-name="ro1">
          <table:table-cell office:value-type="string" calcext:value-type="string">
            <text:p>k-necleotide</text:p>
          </table:table-cell>
          <table:table-cell office:value-type="float" office:value="5.27" calcext:value-type="float">
            <text:p>5.27</text:p>
          </table:table-cell>
          <table:table-cell office:value-type="float" office:value="6.47" calcext:value-type="float">
            <text:p>6.47</text:p>
          </table:table-cell>
          <table:table-cell office:value-type="float" office:value="8.77" calcext:value-type="float">
            <text:p>8.77</text:p>
          </table:table-cell>
        </table:table-row>
        <table:table-row table:style-name="ro1">
          <table:table-cell office:value-type="string" calcext:value-type="string">
            <text:p>mandelbrot</text:p>
          </table:table-cell>
          <table:table-cell office:value-type="float" office:value="1.65" calcext:value-type="float">
            <text:p>1.65</text:p>
          </table:table-cell>
          <table:table-cell office:value-type="float" office:value="2.2" calcext:value-type="float">
            <text:p>2.2</text:p>
          </table:table-cell>
          <table:table-cell office:value-type="float" office:value="5.96" calcext:value-type="float">
            <text:p>5.96</text:p>
          </table:table-cell>
        </table:table-row>
        <table:table-row table:style-name="ro1">
          <table:table-cell office:value-type="string" calcext:value-type="string">
            <text:p>regex-redux</text:p>
          </table:table-cell>
          <table:table-cell office:value-type="float" office:value="1.45" calcext:value-type="float">
            <text:p>1.45</text:p>
          </table:table-cell>
          <table:table-cell office:value-type="float" office:value="2.39" calcext:value-type="float">
            <text:p>2.39</text:p>
          </table:table-cell>
          <table:table-cell office:value-type="float" office:value="10.34" calcext:value-type="float">
            <text:p>10.3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n-body</text:p>
          </table:table-cell>
          <table:table-cell office:value-type="float" office:value="8" calcext:value-type="float">
            <text:p>8</text:p>
          </table:table-cell>
          <table:table-cell office:value-type="float" office:value="868" calcext:value-type="float">
            <text:p>868</text:p>
          </table:table-cell>
          <table:table-cell office:value-type="float" office:value="35852" calcext:value-type="float">
            <text:p>35852</text:p>
          </table:table-cell>
        </table:table-row>
        <table:table-row table:style-name="ro1">
          <table:table-cell office:value-type="string" calcext:value-type="string">
            <text:p>binary-trees</text:p>
          </table:table-cell>
          <table:table-cell office:value-type="float" office:value="168768" calcext:value-type="float">
            <text:p>168768</text:p>
          </table:table-cell>
          <table:table-cell office:value-type="float" office:value="163988" calcext:value-type="float">
            <text:p>163988</text:p>
          </table:table-cell>
          <table:table-cell office:value-type="float" office:value="985604" calcext:value-type="float">
            <text:p>985604</text:p>
          </table:table-cell>
        </table:table-row>
        <table:table-row table:style-name="ro1">
          <table:table-cell office:value-type="string" calcext:value-type="string">
            <text:p>reverse-compliment</text:p>
          </table:table-cell>
          <table:table-cell office:value-type="float" office:value="994432" calcext:value-type="float">
            <text:p>994432</text:p>
          </table:table-cell>
          <table:table-cell office:value-type="float" office:value="994952" calcext:value-type="float">
            <text:p>994952</text:p>
          </table:table-cell>
          <table:table-cell office:value-type="float" office:value="701084" calcext:value-type="float">
            <text:p>701084</text:p>
          </table:table-cell>
        </table:table-row>
        <table:table-row table:style-name="ro1">
          <table:table-cell office:value-type="string" calcext:value-type="string">
            <text:p>spectal-norm</text:p>
          </table:table-cell>
          <table:table-cell office:value-type="float" office:value="1172" calcext:value-type="float">
            <text:p>1172</text:p>
          </table:table-cell>
          <table:table-cell office:value-type="float" office:value="2296" calcext:value-type="float">
            <text:p>2296</text:p>
          </table:table-cell>
          <table:table-cell office:value-type="float" office:value="36876" calcext:value-type="float">
            <text:p>36876</text:p>
          </table:table-cell>
        </table:table-row>
        <table:table-row table:style-name="ro1">
          <table:table-cell office:value-type="string" calcext:value-type="string">
            <text:p>pidigits</text:p>
          </table:table-cell>
          <table:table-cell office:value-type="float" office:value="2716" calcext:value-type="float">
            <text:p>2716</text:p>
          </table:table-cell>
          <table:table-cell office:value-type="float" office:value="3104" calcext:value-type="float">
            <text:p>3104</text:p>
          </table:table-cell>
          <table:table-cell office:value-type="float" office:value="40164" calcext:value-type="float">
            <text:p>40164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float" office:value="2900" calcext:value-type="float">
            <text:p>2900</text:p>
          </table:table-cell>
          <table:table-cell office:value-type="float" office:value="2032" calcext:value-type="float">
            <text:p>2032</text:p>
          </table:table-cell>
          <table:table-cell office:value-type="float" office:value="45180" calcext:value-type="float">
            <text:p>45180</text:p>
          </table:table-cell>
        </table:table-row>
        <table:table-row table:style-name="ro1">
          <table:table-cell office:value-type="string" calcext:value-type="string">
            <text:p>fannkuch-redux</text:p>
          </table:table-cell>
          <table:table-cell table:number-columns-repeated="2" office:value-type="float" office:value="876" calcext:value-type="float">
            <text:p>876</text:p>
          </table:table-cell>
          <table:table-cell office:value-type="float" office:value="34412" calcext:value-type="float">
            <text:p>34412</text:p>
          </table:table-cell>
        </table:table-row>
        <table:table-row table:style-name="ro1">
          <table:table-cell office:value-type="string" calcext:value-type="string">
            <text:p>k-necleotide</text:p>
          </table:table-cell>
          <table:table-cell office:value-type="float" office:value="130140" calcext:value-type="float">
            <text:p>130140</text:p>
          </table:table-cell>
          <table:table-cell office:value-type="float" office:value="137884" calcext:value-type="float">
            <text:p>137884</text:p>
          </table:table-cell>
          <table:table-cell office:value-type="float" office:value="465584" calcext:value-type="float">
            <text:p>465584</text:p>
          </table:table-cell>
        </table:table-row>
        <table:table-row table:style-name="ro1">
          <table:table-cell office:value-type="string" calcext:value-type="string">
            <text:p>mandelbrot</text:p>
          </table:table-cell>
          <table:table-cell office:value-type="float" office:value="26220" calcext:value-type="float">
            <text:p>26220</text:p>
          </table:table-cell>
          <table:table-cell office:value-type="float" office:value="31880" calcext:value-type="float">
            <text:p>31880</text:p>
          </table:table-cell>
          <table:table-cell office:value-type="float" office:value="79316" calcext:value-type="float">
            <text:p>79316</text:p>
          </table:table-cell>
        </table:table-row>
        <table:table-row table:style-name="ro1">
          <table:table-cell office:value-type="string" calcext:value-type="string">
            <text:p>regex-redux</text:p>
          </table:table-cell>
          <table:table-cell office:value-type="float" office:value="152508" calcext:value-type="float">
            <text:p>152508</text:p>
          </table:table-cell>
          <table:table-cell office:value-type="float" office:value="198988" calcext:value-type="float">
            <text:p>198988</text:p>
          </table:table-cell>
          <table:table-cell office:value-type="float" office:value="645952" calcext:value-type="float">
            <text:p>64595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n-body</text:p>
          </table:table-cell>
          <table:table-cell table:formula="of:=LOG([.B14])" office:value-type="float" office:value="0.903089986991943" calcext:value-type="float">
            <text:p>0.903089986991943</text:p>
          </table:table-cell>
          <table:table-cell table:formula="of:=LOG([.C14])" office:value-type="float" office:value="2.93851972517649" calcext:value-type="float">
            <text:p>2.93851972517649</text:p>
          </table:table-cell>
          <table:table-cell table:formula="of:=LOG([.D14])" office:value-type="float" office:value="4.554513387751" calcext:value-type="float">
            <text:p>4.554513387751</text:p>
          </table:table-cell>
        </table:table-row>
        <table:table-row table:style-name="ro1">
          <table:table-cell office:value-type="string" calcext:value-type="string">
            <text:p>binary-trees</text:p>
          </table:table-cell>
          <table:table-cell table:formula="of:=LOG([.B15])" office:value-type="float" office:value="5.22729010377732" calcext:value-type="float">
            <text:p>5.22729010377732</text:p>
          </table:table-cell>
          <table:table-cell table:formula="of:=LOG([.C15])" office:value-type="float" office:value="5.21481206924003" calcext:value-type="float">
            <text:p>5.21481206924003</text:p>
          </table:table-cell>
          <table:table-cell table:formula="of:=LOG([.D15])" office:value-type="float" office:value="5.99370245737555" calcext:value-type="float">
            <text:p>5.99370245737555</text:p>
          </table:table-cell>
        </table:table-row>
        <table:table-row table:style-name="ro1">
          <table:table-cell office:value-type="string" calcext:value-type="string">
            <text:p>reverse-compliment</text:p>
          </table:table-cell>
          <table:table-cell table:formula="of:=LOG([.B16])" office:value-type="float" office:value="5.99757509109599" calcext:value-type="float">
            <text:p>5.99757509109599</text:p>
          </table:table-cell>
          <table:table-cell table:formula="of:=LOG([.C16])" office:value-type="float" office:value="5.99780212935078" calcext:value-type="float">
            <text:p>5.99780212935078</text:p>
          </table:table-cell>
          <table:table-cell table:formula="of:=LOG([.D16])" office:value-type="float" office:value="5.84577005584245" calcext:value-type="float">
            <text:p>5.84577005584245</text:p>
          </table:table-cell>
        </table:table-row>
        <table:table-row table:style-name="ro1">
          <table:table-cell office:value-type="string" calcext:value-type="string">
            <text:p>spectal-norm</text:p>
          </table:table-cell>
          <table:table-cell table:formula="of:=LOG([.B17])" office:value-type="float" office:value="3.06892761168207" calcext:value-type="float">
            <text:p>3.06892761168207</text:p>
          </table:table-cell>
          <table:table-cell table:formula="of:=LOG([.C17])" office:value-type="float" office:value="3.36097188372594" calcext:value-type="float">
            <text:p>3.36097188372594</text:p>
          </table:table-cell>
          <table:table-cell table:formula="of:=LOG([.D17])" office:value-type="float" office:value="4.566743806304" calcext:value-type="float">
            <text:p>4.566743806304</text:p>
          </table:table-cell>
        </table:table-row>
        <table:table-row table:style-name="ro1">
          <table:table-cell office:value-type="string" calcext:value-type="string">
            <text:p>pidigits</text:p>
          </table:table-cell>
          <table:table-cell table:formula="of:=LOG([.B18])" office:value-type="float" office:value="3.43392976560846" calcext:value-type="float">
            <text:p>3.43392976560846</text:p>
          </table:table-cell>
          <table:table-cell table:formula="of:=LOG([.C18])" office:value-type="float" office:value="3.49192171258615" calcext:value-type="float">
            <text:p>3.49192171258615</text:p>
          </table:table-cell>
          <table:table-cell table:formula="of:=LOG([.D18])" office:value-type="float" office:value="4.6038369584054" calcext:value-type="float">
            <text:p>4.6038369584054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table:formula="of:=LOG([.B19])" office:value-type="float" office:value="3.46239799789896" calcext:value-type="float">
            <text:p>3.46239799789896</text:p>
          </table:table-cell>
          <table:table-cell table:formula="of:=LOG([.C19])" office:value-type="float" office:value="3.30792370361188" calcext:value-type="float">
            <text:p>3.30792370361188</text:p>
          </table:table-cell>
          <table:table-cell table:formula="of:=LOG([.D19])" office:value-type="float" office:value="4.65494622658434" calcext:value-type="float">
            <text:p>4.65494622658434</text:p>
          </table:table-cell>
        </table:table-row>
        <table:table-row table:style-name="ro1">
          <table:table-cell office:value-type="string" calcext:value-type="string">
            <text:p>fannkuch-redux</text:p>
          </table:table-cell>
          <table:table-cell table:formula="of:=LOG([.B20])" office:value-type="float" office:value="2.94250410616808" calcext:value-type="float">
            <text:p>2.94250410616808</text:p>
          </table:table-cell>
          <table:table-cell table:formula="of:=LOG([.C20])" office:value-type="float" office:value="2.94250410616808" calcext:value-type="float">
            <text:p>2.94250410616808</text:p>
          </table:table-cell>
          <table:table-cell table:formula="of:=LOG([.D20])" office:value-type="float" office:value="4.53670991422867" calcext:value-type="float">
            <text:p>4.53670991422867</text:p>
          </table:table-cell>
        </table:table-row>
        <table:table-row table:style-name="ro1">
          <table:table-cell office:value-type="string" calcext:value-type="string">
            <text:p>k-necleotide</text:p>
          </table:table-cell>
          <table:table-cell table:formula="of:=LOG([.B21])" office:value-type="float" office:value="5.11441080239784" calcext:value-type="float">
            <text:p>5.11441080239784</text:p>
          </table:table-cell>
          <table:table-cell table:formula="of:=LOG([.C21])" office:value-type="float" office:value="5.13951387375484" calcext:value-type="float">
            <text:p>5.13951387375484</text:p>
          </table:table-cell>
          <table:table-cell table:formula="of:=LOG([.D21])" office:value-type="float" office:value="5.6679980471764" calcext:value-type="float">
            <text:p>5.6679980471764</text:p>
          </table:table-cell>
        </table:table-row>
        <table:table-row table:style-name="ro1">
          <table:table-cell office:value-type="string" calcext:value-type="string">
            <text:p>mandelbrot</text:p>
          </table:table-cell>
          <table:table-cell table:formula="of:=LOG([.B22])" office:value-type="float" office:value="4.41863268735407" calcext:value-type="float">
            <text:p>4.41863268735407</text:p>
          </table:table-cell>
          <table:table-cell table:formula="of:=LOG([.C22])" office:value-type="float" office:value="4.50351831272407" calcext:value-type="float">
            <text:p>4.50351831272407</text:p>
          </table:table-cell>
          <table:table-cell table:formula="of:=LOG([.D22])" office:value-type="float" office:value="4.89936080409944" calcext:value-type="float">
            <text:p>4.89936080409944</text:p>
          </table:table-cell>
        </table:table-row>
        <table:table-row table:style-name="ro1">
          <table:table-cell office:value-type="string" calcext:value-type="string">
            <text:p>regex-redux</text:p>
          </table:table-cell>
          <table:table-cell table:formula="of:=LOG([.B23])" office:value-type="float" office:value="5.18329262574659" calcext:value-type="float">
            <text:p>5.18329262574659</text:p>
          </table:table-cell>
          <table:table-cell table:formula="of:=LOG([.C23])" office:value-type="float" office:value="5.29882688700809" calcext:value-type="float">
            <text:p>5.29882688700809</text:p>
          </table:table-cell>
          <table:table-cell table:formula="of:=LOG([.D23])" office:value-type="float" office:value="5.81020024723713" calcext:value-type="float">
            <text:p>5.810200247237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4">00/00/0000</text:date>, <text:time style:data-style-name="N2" text:time-value="19:12:24.8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2.1$Windows_X86_64 LibreOffice_project/65905a128db06ba48db947242809d14d3f9a93fe</meta:generator>
    <dc:date>2019-04-24T19:49:12.429000000</dc:date>
    <meta:editing-duration>PT4M50S</meta:editing-duration>
    <meta:editing-cycles>1</meta:editing-cycles>
    <meta:document-statistic meta:table-count="1" meta:cell-count="13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798cm" svg:height="16.761cm" xlink:href=".." xlink:type="simple" chart:class="chart:line" chart:style-name="ch1">
        <chart:legend chart:legend-position="end" svg:x="27.819cm" svg:y="7.583cm" style:legend-expansion="high" chart:style-name="ch2"/>
        <chart:plot-area chart:style-name="ch3" table:cell-range-address="Sheet1.A1:Sheet1.D11" chart:data-source-has-labels="both" svg:x="0.595cm" svg:y="0.335cm" svg:width="26.629cm" svg:height="16.091cm">
          <chartooo:coordinate-region svg:x="1.216cm" svg:y="0.534cm" svg:width="25.107cm" svg:height="15.245cm"/>
          <chart:axis chart:dimension="x" chart:name="primary-x" chart:style-name="ch4" chartooo:axis-type="auto">
            <chartooo:date-scale/>
            <chart:categories table:cell-range-address="Sheet1.A2:Sheet1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1" chart:label-cell-address="Sheet1.B1:Sheet1.B1" chart:class="chart:line">
            <chart:data-point chart:repeated="10"/>
          </chart:series>
          <chart:series chart:style-name="ch7" chart:values-cell-range-address="Sheet1.C2:Sheet1.C11" chart:label-cell-address="Sheet1.C1:Sheet1.C1" chart:class="chart:line">
            <chart:data-point chart:repeated="10"/>
          </chart:series>
          <chart:series chart:style-name="ch8" chart:values-cell-range-address="Sheet1.D2:Sheet1.D11" chart:label-cell-address="Sheet1.D1:Sheet1.D1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</text:p>
                <draw:g>
                  <svg:desc>Sheet1.B1:Sheet1.B1</svg:desc>
                </draw:g>
              </table:table-cell>
              <table:table-cell office:value-type="string">
                <text:p>rust</text:p>
                <draw:g>
                  <svg:desc>Sheet1.C1:Sheet1.C1</svg:desc>
                </draw:g>
              </table:table-cell>
              <table:table-cell office:value-type="string">
                <text:p>java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-body</text:p>
                <draw:g>
                  <svg:desc>Sheet1.A2:Sheet1.A11</svg:desc>
                </draw:g>
              </table:table-cell>
              <table:table-cell office:value-type="float" office:value="7.47">
                <text:p>7.47</text:p>
                <draw:g>
                  <svg:desc>Sheet1.B2:Sheet1.B11</svg:desc>
                </draw:g>
              </table:table-cell>
              <table:table-cell office:value-type="float" office:value="5.71">
                <text:p>5.71</text:p>
                <draw:g>
                  <svg:desc>Sheet1.C2:Sheet1.C11</svg:desc>
                </draw:g>
              </table:table-cell>
              <table:table-cell office:value-type="float" office:value="21.94">
                <text:p>21.94</text:p>
                <draw:g>
                  <svg:desc>Sheet1.D2:Sheet1.D11</svg:desc>
                </draw:g>
              </table:table-cell>
            </table:table-row>
            <table:table-row>
              <table:table-cell office:value-type="string">
                <text:p>binary-trees</text:p>
              </table:table-cell>
              <table:table-cell office:value-type="float" office:value="3.48">
                <text:p>3.48</text:p>
              </table:table-cell>
              <table:table-cell office:value-type="float" office:value="3.1">
                <text:p>3.1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string">
                <text:p>reverse-compliment</text:p>
              </table:table-cell>
              <table:table-cell office:value-type="float" office:value="1.77">
                <text:p>1.77</text:p>
              </table:table-cell>
              <table:table-cell office:value-type="float" office:value="1.62">
                <text:p>1.62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spectal-norm</text:p>
              </table:table-cell>
              <table:table-cell office:value-type="float" office:value="1.98">
                <text:p>1.98</text:p>
              </table:table-cell>
              <table:table-cell office:value-type="float" office:value="1.97">
                <text:p>1.97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pidigits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fasta</text:p>
              </table:table-cell>
              <table:table-cell office:value-type="float" office:value="1.36">
                <text:p>1.36</text:p>
              </table:table-cell>
              <table:table-cell office:value-type="float" office:value="1.47">
                <text:p>1.47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fannkuch-redux</text:p>
              </table:table-cell>
              <table:table-cell office:value-type="float" office:value="8.62">
                <text:p>8.62</text:p>
              </table:table-cell>
              <table:table-cell office:value-type="float" office:value="10.24">
                <text:p>10.24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k-necleotide</text:p>
              </table:table-cell>
              <table:table-cell office:value-type="float" office:value="5.27">
                <text:p>5.27</text:p>
              </table:table-cell>
              <table:table-cell office:value-type="float" office:value="6.47">
                <text:p>6.47</text:p>
              </table:table-cell>
              <table:table-cell office:value-type="float" office:value="8.77">
                <text:p>8.77</text:p>
              </table:table-cell>
            </table:table-row>
            <table:table-row>
              <table:table-cell office:value-type="string">
                <text:p>mandelbrot</text:p>
              </table:table-cell>
              <table:table-cell office:value-type="float" office:value="1.65">
                <text:p>1.65</text:p>
              </table:table-cell>
              <table:table-cell office:value-type="float" office:value="2.2">
                <text:p>2.2</text:p>
              </table:table-cell>
              <table:table-cell office:value-type="float" office:value="5.96">
                <text:p>5.96</text:p>
              </table:table-cell>
            </table:table-row>
            <table:table-row>
              <table:table-cell office:value-type="string">
                <text:p>regex-redux</text:p>
              </table:table-cell>
              <table:table-cell office:value-type="float" office:value="1.45">
                <text:p>1.45</text:p>
              </table:table-cell>
              <table:table-cell office:value-type="float" office:value="2.39">
                <text:p>2.39</text:p>
              </table:table-cell>
              <table:table-cell office:value-type="float" office:value="10.34">
                <text:p>10.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Windows_X86_64 LibreOffice_project/65905a128db06ba48db947242809d14d3f9a93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231cm" svg:height="14.158cm" xlink:href=".." xlink:type="simple" chart:class="chart:line" chart:style-name="ch1">
        <chart:legend chart:legend-position="end" svg:x="22.252cm" svg:y="6.282cm" style:legend-expansion="high" chart:style-name="ch2"/>
        <chart:plot-area chart:style-name="ch3" table:cell-range-address="Sheet1.A25:Sheet1.D35" chart:data-source-has-labels="both" svg:x="0.484cm" svg:y="0.283cm" svg:width="21.284cm" svg:height="13.592cm">
          <chartooo:coordinate-region svg:x="0.92cm" svg:y="0.283cm" svg:width="20.271cm" svg:height="10.73cm"/>
          <chart:axis chart:dimension="x" chart:name="primary-x" chart:style-name="ch4" chartooo:axis-type="auto">
            <chartooo:date-scale/>
            <chart:categories table:cell-range-address="Sheet1.A26:Sheet1.A3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6:Sheet1.B35" chart:label-cell-address="Sheet1.B25:Sheet1.B25" chart:class="chart:line">
            <chart:data-point chart:repeated="10"/>
          </chart:series>
          <chart:series chart:style-name="ch7" chart:values-cell-range-address="Sheet1.C26:Sheet1.C35" chart:label-cell-address="Sheet1.C25:Sheet1.C25" chart:class="chart:line">
            <chart:data-point chart:repeated="10"/>
          </chart:series>
          <chart:series chart:style-name="ch8" chart:values-cell-range-address="Sheet1.D26:Sheet1.D35" chart:label-cell-address="Sheet1.D25:Sheet1.D25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</text:p>
                <draw:g>
                  <svg:desc>Sheet1.B25:Sheet1.B25</svg:desc>
                </draw:g>
              </table:table-cell>
              <table:table-cell office:value-type="string">
                <text:p>rust</text:p>
                <draw:g>
                  <svg:desc>Sheet1.C25:Sheet1.C25</svg:desc>
                </draw:g>
              </table:table-cell>
              <table:table-cell office:value-type="string">
                <text:p>java</text:p>
                <draw:g>
                  <svg:desc>Sheet1.D25:Sheet1.D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-body</text:p>
                <draw:g>
                  <svg:desc>Sheet1.A26:Sheet1.A35</svg:desc>
                </draw:g>
              </table:table-cell>
              <table:table-cell office:value-type="float" office:value="0.903089986991943">
                <text:p>0.903089986991943</text:p>
                <draw:g>
                  <svg:desc>Sheet1.B26:Sheet1.B35</svg:desc>
                </draw:g>
              </table:table-cell>
              <table:table-cell office:value-type="float" office:value="2.93851972517649">
                <text:p>2.93851972517649</text:p>
                <draw:g>
                  <svg:desc>Sheet1.C26:Sheet1.C35</svg:desc>
                </draw:g>
              </table:table-cell>
              <table:table-cell office:value-type="float" office:value="4.554513387751">
                <text:p>4.554513387751</text:p>
                <draw:g>
                  <svg:desc>Sheet1.D26:Sheet1.D35</svg:desc>
                </draw:g>
              </table:table-cell>
            </table:table-row>
            <table:table-row>
              <table:table-cell office:value-type="string">
                <text:p>binary-trees</text:p>
              </table:table-cell>
              <table:table-cell office:value-type="float" office:value="5.22729010377732">
                <text:p>5.22729010377732</text:p>
              </table:table-cell>
              <table:table-cell office:value-type="float" office:value="5.21481206924003">
                <text:p>5.21481206924003</text:p>
              </table:table-cell>
              <table:table-cell office:value-type="float" office:value="5.99370245737555">
                <text:p>5.99370245737555</text:p>
              </table:table-cell>
            </table:table-row>
            <table:table-row>
              <table:table-cell office:value-type="string">
                <text:p>reverse-compliment</text:p>
              </table:table-cell>
              <table:table-cell office:value-type="float" office:value="5.99757509109599">
                <text:p>5.99757509109599</text:p>
              </table:table-cell>
              <table:table-cell office:value-type="float" office:value="5.99780212935078">
                <text:p>5.99780212935078</text:p>
              </table:table-cell>
              <table:table-cell office:value-type="float" office:value="5.84577005584245">
                <text:p>5.84577005584245</text:p>
              </table:table-cell>
            </table:table-row>
            <table:table-row>
              <table:table-cell office:value-type="string">
                <text:p>spectal-norm</text:p>
              </table:table-cell>
              <table:table-cell office:value-type="float" office:value="3.06892761168207">
                <text:p>3.06892761168207</text:p>
              </table:table-cell>
              <table:table-cell office:value-type="float" office:value="3.36097188372594">
                <text:p>3.36097188372594</text:p>
              </table:table-cell>
              <table:table-cell office:value-type="float" office:value="4.566743806304">
                <text:p>4.566743806304</text:p>
              </table:table-cell>
            </table:table-row>
            <table:table-row>
              <table:table-cell office:value-type="string">
                <text:p>pidigits</text:p>
              </table:table-cell>
              <table:table-cell office:value-type="float" office:value="3.43392976560846">
                <text:p>3.43392976560846</text:p>
              </table:table-cell>
              <table:table-cell office:value-type="float" office:value="3.49192171258615">
                <text:p>3.49192171258615</text:p>
              </table:table-cell>
              <table:table-cell office:value-type="float" office:value="4.6038369584054">
                <text:p>4.6038369584054</text:p>
              </table:table-cell>
            </table:table-row>
            <table:table-row>
              <table:table-cell office:value-type="string">
                <text:p>fasta</text:p>
              </table:table-cell>
              <table:table-cell office:value-type="float" office:value="3.46239799789896">
                <text:p>3.46239799789896</text:p>
              </table:table-cell>
              <table:table-cell office:value-type="float" office:value="3.30792370361188">
                <text:p>3.30792370361188</text:p>
              </table:table-cell>
              <table:table-cell office:value-type="float" office:value="4.65494622658434">
                <text:p>4.65494622658434</text:p>
              </table:table-cell>
            </table:table-row>
            <table:table-row>
              <table:table-cell office:value-type="string">
                <text:p>fannkuch-redux</text:p>
              </table:table-cell>
              <table:table-cell office:value-type="float" office:value="2.94250410616808">
                <text:p>2.94250410616808</text:p>
              </table:table-cell>
              <table:table-cell office:value-type="float" office:value="2.94250410616808">
                <text:p>2.94250410616808</text:p>
              </table:table-cell>
              <table:table-cell office:value-type="float" office:value="4.53670991422867">
                <text:p>4.53670991422867</text:p>
              </table:table-cell>
            </table:table-row>
            <table:table-row>
              <table:table-cell office:value-type="string">
                <text:p>k-necleotide</text:p>
              </table:table-cell>
              <table:table-cell office:value-type="float" office:value="5.11441080239784">
                <text:p>5.11441080239784</text:p>
              </table:table-cell>
              <table:table-cell office:value-type="float" office:value="5.13951387375484">
                <text:p>5.13951387375484</text:p>
              </table:table-cell>
              <table:table-cell office:value-type="float" office:value="5.6679980471764">
                <text:p>5.6679980471764</text:p>
              </table:table-cell>
            </table:table-row>
            <table:table-row>
              <table:table-cell office:value-type="string">
                <text:p>mandelbrot</text:p>
              </table:table-cell>
              <table:table-cell office:value-type="float" office:value="4.41863268735407">
                <text:p>4.41863268735407</text:p>
              </table:table-cell>
              <table:table-cell office:value-type="float" office:value="4.50351831272407">
                <text:p>4.50351831272407</text:p>
              </table:table-cell>
              <table:table-cell office:value-type="float" office:value="4.89936080409944">
                <text:p>4.89936080409944</text:p>
              </table:table-cell>
            </table:table-row>
            <table:table-row>
              <table:table-cell office:value-type="string">
                <text:p>regex-redux</text:p>
              </table:table-cell>
              <table:table-cell office:value-type="float" office:value="5.18329262574659">
                <text:p>5.18329262574659</text:p>
              </table:table-cell>
              <table:table-cell office:value-type="float" office:value="5.29882688700809">
                <text:p>5.29882688700809</text:p>
              </table:table-cell>
              <table:table-cell office:value-type="float" office:value="5.81020024723713">
                <text:p>5.810200247237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Windows_X86_64 LibreOffice_project/65905a128db06ba48db947242809d14d3f9a93f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